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9.507cm" fo:margin-left="7.001cm" style:page-number="auto" table:align="left" style:may-break-between-rows="false" style:writing-mode="lr-tb"/>
    </style:style>
    <style:style style:name="Tableau1.A" style:family="table-column">
      <style:table-column-properties style:column-width="9.50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9.076cm" fo:margin-left="-0.55cm" table:align="left" style:writing-mode="lr-tb"/>
    </style:style>
    <style:style style:name="Tableau2.A" style:family="table-column">
      <style:table-column-properties style:column-width="5.124cm"/>
    </style:style>
    <style:style style:name="Tableau2.B" style:family="table-column">
      <style:table-column-properties style:column-width="13.95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2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0.502cm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3.713cm" fo:margin-right="-0.15cm" fo:margin-top="0cm" fo:margin-bottom="0.212cm" loext:contextual-spacing="false" fo:text-align="start" style:justify-single-word="false" fo:text-indent="0cm" style:auto-text-indent="false" style:snap-to-layout-grid="false"/>
    </style:style>
    <style:style style:name="P6" style:family="paragraph" style:parent-style-name="Standard">
      <style:paragraph-properties fo:margin-left="3.701cm" fo:margin-right="0.379cm" fo:text-align="start" style:justify-single-word="false" fo:text-indent="0cm" style:auto-text-indent="false"/>
    </style:style>
    <style:style style:name="P7" style:family="paragraph" style:parent-style-name="Standard">
      <style:paragraph-properties fo:margin-left="0.43cm" fo:margin-right="0cm" fo:text-indent="0cm" style:auto-text-indent="false"/>
    </style:style>
    <style:style style:name="P8" style:family="paragraph" style:parent-style-name="Standard">
      <style:paragraph-properties fo:margin-left="0.501cm" fo:margin-right="0cm" fo:line-height="0.423cm" fo:text-align="start" style:justify-single-word="false" fo:text-indent="0cm" style:auto-text-indent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margin-left="0.25cm" fo:margin-right="0cm" fo:text-indent="0cm" style:auto-text-indent="false"/>
    </style:style>
    <style:style style:name="P10" style:family="paragraph" style:parent-style-name="Standard">
      <style:paragraph-properties fo:margin-left="0.25cm" fo:margin-right="0cm" fo:text-indent="0cm" style:auto-text-indent="false" style:snap-to-layout-grid="false"/>
    </style:style>
    <style:style style:name="P11" style:family="paragraph" style:parent-style-name="Standard">
      <style:paragraph-properties fo:margin-left="0.25cm" fo:margin-right="0cm" fo:text-indent="0cm" style:auto-text-indent="false"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margin-left="0.25cm" fo:margin-right="0cm" fo:margin-top="0.212cm" fo:margin-bottom="0.212cm" loext:contextual-spacing="false" fo:text-indent="0cm" style:auto-text-indent="false" style:snap-to-layout-grid="false"/>
    </style:style>
    <style:style style:name="P13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14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style:font-style-asian="italic"/>
    </style:style>
    <style:style style:name="P15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16" style:family="paragraph" style:parent-style-name="Standard">
      <style:paragraph-properties fo:margin-left="0.377cm" fo:margin-right="0cm" fo:text-align="start" style:justify-single-word="false" fo:text-indent="0cm" style:auto-text-indent="false" style:snap-to-layout-grid="false"/>
    </style:style>
    <style:style style:name="P17" style:family="paragraph" style:parent-style-name="Standard">
      <style:paragraph-properties fo:margin-left="0.377cm" fo:margin-right="0cm" fo:text-indent="0cm" style:auto-text-indent="false" style:snap-to-layout-grid="false"/>
    </style:style>
    <style:style style:name="P18" style:family="paragraph" style:parent-style-name="Standard">
      <style:paragraph-properties fo:margin-top="0.212cm" fo:margin-bottom="0cm" loext:contextual-spacing="false" style:snap-to-layout-grid="false"/>
      <style:text-properties fo:font-size="8pt" style:font-size-asian="8pt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9.502cm" fo:margin-right="0cm" fo:line-height="0.564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23" style:family="paragraph" style:parent-style-name="Standard" style:list-style-name="WW8Num3"/>
    <style:style style:name="P24" style:family="paragraph" style:parent-style-name="Heading_20_2" style:list-style-name="">
      <style:paragraph-properties fo:margin-left="0.25cm" fo:margin-right="0cm" fo:margin-top="0.423cm" fo:margin-bottom="0.494cm" loext:contextual-spacing="false" fo:text-indent="0cm" style:auto-text-indent="false" style:snap-to-layout-grid="false"/>
    </style:style>
    <style:style style:name="T1" style:family="text">
      <style:text-properties fo:font-size="9pt" style:text-underline-style="solid" style:text-underline-width="auto" style:text-underline-color="font-color" style:font-size-asian="9pt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4fe14" style:font-weight-asian="bold"/>
    </style:style>
    <style:style style:name="T5" style:family="text">
      <style:text-properties fo:font-weight="bold" officeooo:rsid="00083a3e" style:font-weight-asian="bold"/>
    </style:style>
    <style:style style:name="T6" style:family="text">
      <style:text-properties fo:font-weight="bold" officeooo:rsid="00097dc4" style:font-weight-asian="bold"/>
    </style:style>
    <style:style style:name="T7" style:family="text">
      <style:text-properties officeooo:rsid="0004fe14"/>
    </style:style>
    <style:style style:name="T8" style:family="text">
      <style:text-properties officeooo:rsid="00064d09"/>
    </style:style>
    <style:style style:name="T9" style:family="text">
      <style:text-properties officeooo:rsid="00073c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Lannion, le <text:span text:style-name="T7">31/03/2020</text:span></text:p>
            <text:p text:style-name="P6">N°<text:span text:style-name="T9">3</text:span></text:p>
          </table:table-cell>
        </table:table-row>
      </table:table>
      <text:p text:style-name="P7"/>
      <text:p text:style-name="P4"/>
      <text:p text:style-name="P4">COMPTE RENDU de REUNION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2"><text:span text:style-name="T3">Objet</text:span> : <text:span text:style-name="T7">Rapport de réunion n°3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6">Lieu : </text:p>
          </table:table-cell>
        </table:table-row>
        <table:table-row table:style-name="Tableau2.1">
          <table:table-cell table:style-name="Tableau2.A2" office:value-type="string">
            <text:p text:style-name="P18"/>
          </table:table-cell>
          <table:table-cell table:style-name="Tableau2.B2" office:value-type="string">
            <text:p text:style-name="P17">Date <text:span text:style-name="T3">: </text:span><text:span text:style-name="T5">02</text:span><text:span text:style-name="T4">/0</text:span><text:span text:style-name="T5">4</text:span><text:span text:style-name="T4">/2020</text:span>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7"><text:span text:style-name="T3">Auteur(s)</text:span> <text:span text:style-name="T3">: </text:span><text:span text:style-name="T6">Guénaël Rivoal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2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1">Participants :</text:p>
            <text:p text:style-name="P9">présents : <text:span text:style-name="T7">tous les membres</text:span></text:p>
            <text:p text:style-name="P9"/>
            <text:p text:style-name="P9">excusés :</text:p>
            <text:p text:style-name="P9"/>
            <text:p text:style-name="P9">absents :</text:p>
            <text:p text:style-name="P9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5">Ordre du jour</text:p>
            <text:p text:style-name="P14"/>
            <text:p text:style-name="P15">Synthèse</text:p>
            <text:list xml:id="list247109618" text:style-name="WW8Num3">
              <text:list-item>
                <text:p text:style-name="P23"><text:s/><text:span text:style-name="T9">modification &amp; ajout de tâches au diagramme des tâches</text:span></text:p>
              </text:list-item>
              <text:list-item>
                <text:p text:style-name="P23"><text:s/><text:span text:style-name="T9">Commentaire du maquettage terminé</text:span></text:p>
              </text:list-item>
              <text:list-item>
                <text:p text:style-name="P23"><text:s/><text:span text:style-name="T9">matrice RACI et diagramme des responsabilités</text:span></text:p>
              </text:list-item>
              <text:list-item>
                <text:p text:style-name="P23"/>
              </text:list-item>
            </text:list>
            <text:p text:style-name="P15">Actions </text:p>
            <text:list xml:id="list94259419882668" text:continue-numbering="true" text:style-name="WW8Num3">
              <text:list-item>
                <text:p text:style-name="P23"><text:s/><text:span text:style-name="T7">Evan : Faire diagramme de Gantt</text:span></text:p>
              </text:list-item>
              <text:list-item>
                <text:p text:style-name="P23"><text:s/><text:span text:style-name="T7">Guénaël : Continuer la rédaction finale du site</text:span></text:p>
              </text:list-item>
              <text:list-item>
                <text:p text:style-name="P23"/>
              </text:list-item>
              <text:list-item>
                <text:p text:style-name="P23"><text:s/></text:p>
              </text:list-item>
              <text:list-item>
                <text:p text:style-name="P23"/>
              </text:list-item>
            </text:list>
            <text:h text:style-name="P24" text:outline-level="2"/>
            <text:p text:style-name="P13"/>
            <text:p text:style-name="P20">Date de la prochaine réunion : <text:s/><text:span text:style-name="T7">06/04/2020</text:span></text:p>
            <text:p text:style-name="P19"/>
            <text:p text:style-name="P19"/>
            <text:p text:style-name="P20">Documents additionnels/annexes</text:p>
            <text:p text:style-name="P19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ideograph-alpha" style:punctuation-wrap="hanging" style:vertical-align="auto"/>
      <style:text-properties style:font-size-complex="12pt"/>
    </style:style>
    <style:style style:name="List" style:family="paragraph" style:parent-style-name="Text_20_body" style:class="list">
      <style:text-properties style:font-name-complex="Lohit Hindi" style:font-family-complex="'Lohit Hind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tyle-complex="italic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" style:font-family-generic-asian="modern" style:font-size-asian="10pt" style:font-name-complex="Lohit Hindi2" style:font-family-complex="'Lohit Hindi'" style:font-family-generic-complex="modern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 2" fo:font-family="'Wingdings 2'" style:font-charset="x-symbol" style:font-name-complex="Symbol" style:font-family-complex="Symbol" style:font-family-generic-complex="roman" style:font-pitch-complex="variable"/>
    </style:style>
    <style:style style:name="WW8Num3z1" style:family="text">
      <style:text-properties style:font-name="OpenSymbol" fo:font-family="OpenSymbol, 'Arial Unicode MS'" fo:font-size="12pt" style:font-size-asian="12pt" style:font-name-complex="Courier New" style:font-family-complex="'Courier New'" style:font-family-generic-complex="modern" style:font-size-complex="12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Police_20_par_20_défaut" style:display-name="Police par défaut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Footnote_20_Symbol" style:display-name="Footnote Symbol" style:family="text" style:parent-style-name="Police_20_par_20_défaut1">
      <style:text-properties style:text-position="super 58%"/>
    </style:style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Appel_20_note_20_de_20_bas_20_de_20_p." style:display-name="Appel note de bas de p.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Appel_20_de_20_note" style:display-name="Appel de note" style:family="text">
      <style:text-properties style:text-position="super 58%"/>
    </style:style>
    <style:style style:name="Appel_20_de_20_note_20_de_20_fin" style:display-name="Appel de note de fin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M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MT1" style:family="text">
      <style:text-properties fo:font-size="9pt" style:text-underline-style="solid" style:text-underline-width="auto" style:text-underline-color="font-color" style:font-size-asian="9pt"/>
    </style:style>
    <style:style style:name="MT2" style:family="text">
      <style:text-properties fo:font-size="9pt" fo:font-weight="bold" style:font-size-asian="9pt" style:font-weight-asian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pies extérieures</text:span><text:span text:style-name="MT2"> : </text:span></text:p>
        <text:p text:style-name="MP2"/>
        <text:p text:style-name="Footer"><text:span text:style-name="MT1">Copies intérieures</text:span><text:span text:style-name="MT2"> : 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e CR mission</dc:title>
    <meta:initial-creator>martinar</meta:initial-creator>
    <meta:creation-date>2009-07-14T17:43:00</meta:creation-date>
    <dc:date>2020-04-02T09:42:58.603000000</dc:date>
    <meta:print-date>2005-09-01T08:34:00</meta:print-date>
    <meta:editing-cycles>5</meta:editing-cycles>
    <meta:editing-duration>PT25M37S</meta:editing-duration>
    <meta:generator>LibreOffice/6.0.6.2$Windows_X86_64 LibreOffice_project/0c292870b25a325b5ed35f6b45599d2ea4458e77</meta:generator>
    <meta:document-statistic meta:table-count="2" meta:image-count="0" meta:object-count="0" meta:page-count="1" meta:paragraph-count="27" meta:word-count="96" meta:character-count="555" meta:non-whitespace-character-count="480"/>
  </office:meta>
</office:document-meta>
</file>